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4.302cm"/>
    </style:style>
    <style:style style:name="co5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a6"/>
      <style:map style:condition="cell-content()&gt;255" style:apply-style-name="Mauvaise_20_valeur" style:base-cell-address="'Dec-2-9&amp;16'.C3"/>
      <style:map style:condition="cell-content()&lt;0" style:apply-style-name="Mauvaise_20_valeur" style:base-cell-address="'Dec-2-9&amp;16'.C3"/>
    </style:style>
    <style:style style:name="ce2" style:family="table-cell" style:parent-style-name="Default">
      <style:table-cell-properties fo:background-color="#ffd8ce"/>
      <style:map style:condition="cell-content()!=2" style:apply-style-name="Mauvaise_20_valeur" style:base-cell-address="'Dec-2-9&amp;16'.C4"/>
    </style:style>
    <style:style style:name="ce3" style:family="table-cell" style:parent-style-name="ROUGE" style:data-style-name="N0">
      <style:table-cell-properties style:text-align-source="fix" style:repeat-content="false" fo:background-color="transparent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a6"/>
      <style:map style:condition="cell-content()&gt;255" style:apply-style-name="Mauvaise_20_valeur" style:base-cell-address="'Conv2-9'.C3"/>
      <style:map style:condition="cell-content()&lt;0" style:apply-style-name="Mauvaise_20_valeur" style:base-cell-address="'Conv2-9'.C3"/>
    </style:style>
    <style:style style:name="ce10" style:family="table-cell" style:parent-style-name="Default">
      <style:table-cell-properties fo:background-color="#ffd8ce"/>
      <style:map style:condition="cell-content()&lt;2" style:apply-style-name="Mauvaise_20_valeur" style:base-cell-address="'Dec-2-9&amp;16'.C4"/>
      <style:map style:condition="cell-content()&gt;9" style:apply-style-name="Mauvaise_20_valeur" style:base-cell-address="'Dec-2-9&amp;16'.C4"/>
    </style:style>
    <style:style style:name="ce11" style:family="table-cell" style:parent-style-name="Default">
      <style:table-cell-properties fo:background-color="#ffffa6"/>
      <style:map style:condition="cell-content()&gt;255" style:apply-style-name="Mauvaise_20_valeur" style:base-cell-address="Conv2.C3"/>
      <style:map style:condition="cell-content()&lt;0" style:apply-style-name="Mauvaise_20_valeur" style:base-cell-address="Conv2.C3"/>
    </style:style>
    <style:style style:name="ce12" style:family="table-cell" style:parent-style-name="Default">
      <style:table-cell-properties fo:background-color="#ffd8ce"/>
      <style:map style:condition="cell-content()=16" style:apply-style-name="Default" style:base-cell-address="'Dec-2-9&amp;16'.C4"/>
      <style:map style:condition="cell-content()&lt;2" style:apply-style-name="Mauvaise_20_valeur" style:base-cell-address="'Dec-2-9&amp;16'.C4"/>
      <style:map style:condition="cell-content()&gt;9" style:apply-style-name="Mauvaise_20_valeur" style:base-cell-address="'Dec-2-9&amp;16'.C4"/>
    </style:style>
  </office:automatic-styles>
  <office:body>
    <office:spreadsheet>
      <table:calculation-settings table:automatic-find-labels="false" table:use-regular-expressions="false" table:use-wildcards="true"/>
      <table:table table:name="Dec-B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nversion décimal vers Binair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Valeur décimale :</text:p>
          </table:table-cell>
          <table:table-cell table:style-name="ce1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string" calcext:value-type="string">
            <text:p>Base :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Valeur binaire :</text:p>
          </table:table-cell>
          <table:table-cell table:style-name="ce3" table:formula="of:=IF(AND([.C3]&gt;=0;[.C3]&lt;256;[.C4]=2);COM.MICROSOFT.CONCAT([$Conv2.D11];[$Conv2.D10];[$Conv2.D9];[$Conv2.D8];[$Conv2.D7];[$Conv2.D6];[$Conv2.D5];[$Conv2.D4];);&quot;-&quot;)" office:value-type="string" office:string-value="01111101" calcext:value-type="string">
            <text:p>01111101</text:p>
          </table:table-cell>
        </table:table-row>
        <calcext:conditional-formats>
          <calcext:conditional-format calcext:target-range-address="'Dec-Bin'.C3:'Dec-Bin'.C3">
            <calcext:condition calcext:apply-style-name="Mauvaise valeur" calcext:value="&gt;255" calcext:base-cell-address="'Dec-2-9&amp;16'.C3"/>
            <calcext:condition calcext:apply-style-name="Mauvaise valeur" calcext:value="&lt;0" calcext:base-cell-address="'Dec-2-9&amp;16'.C3"/>
          </calcext:conditional-format>
          <calcext:conditional-format calcext:target-range-address="'Dec-Bin'.C4:'Dec-Bin'.C4">
            <calcext:condition calcext:apply-style-name="Mauvaise valeur" calcext:value="!=2" calcext:base-cell-address="'Dec-2-9&amp;16'.C4"/>
          </calcext:conditional-format>
        </calcext:conditional-formats>
      </table:table>
      <table:table table:name="Conv2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lgorithme de conversion Decimal-Binair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Valeur décimale</text:p>
          </table:table-cell>
          <table:table-cell table:style-name="ce4" office:value-type="string" calcext:value-type="string">
            <text:p>Reste</text:p>
          </table:table-cell>
        </table:table-row>
        <table:table-row table:style-name="ro1">
          <table:table-cell table:number-columns-repeated="2"/>
          <table:table-cell table:formula="of:=QUOTIENT([$'Dec-Bin'.C3];[$'Dec-Bin'.C4])" office:value-type="float" office:value="62" calcext:value-type="float">
            <text:p>62</text:p>
          </table:table-cell>
          <table:table-cell table:formula="of:=MOD([$'Dec-Bin'.C3];[$'Dec-Bin'.$C$4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QUOTIENT([.C4];[$'Dec-Bin'.$C$4])" office:value-type="float" office:value="31" calcext:value-type="float">
            <text:p>31</text:p>
          </table:table-cell>
          <table:table-cell table:formula="of:=MOD([.C4];[$'Dec-Bin'.$C$4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QUOTIENT([.C5];[$'Dec-Bin'.$C$4])" office:value-type="float" office:value="15" calcext:value-type="float">
            <text:p>15</text:p>
          </table:table-cell>
          <table:table-cell table:formula="of:=MOD([.C5];[$'Dec-Bin'.$C$4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QUOTIENT([.C6];[$'Dec-Bin'.$C$4])" office:value-type="float" office:value="7" calcext:value-type="float">
            <text:p>7</text:p>
          </table:table-cell>
          <table:table-cell table:formula="of:=MOD([.C6];[$'Dec-Bin'.$C$4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QUOTIENT([.C7];[$'Dec-Bin'.$C$4])" office:value-type="float" office:value="3" calcext:value-type="float">
            <text:p>3</text:p>
          </table:table-cell>
          <table:table-cell table:formula="of:=MOD([.C7];[$'Dec-Bin'.$C$4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QUOTIENT([.C8];[$'Dec-Bin'.$C$4])" office:value-type="float" office:value="1" calcext:value-type="float">
            <text:p>1</text:p>
          </table:table-cell>
          <table:table-cell table:formula="of:=MOD([.C8];[$'Dec-Bin'.$C$4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QUOTIENT([.C9];[$'Dec-Bin'.$C$4])" office:value-type="float" office:value="0" calcext:value-type="float">
            <text:p>0</text:p>
          </table:table-cell>
          <table:table-cell table:formula="of:=MOD([.C9];[$'Dec-Bin'.$C$4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QUOTIENT([.C10];[$'Dec-Bin'.$C$4])" office:value-type="float" office:value="0" calcext:value-type="float">
            <text:p>0</text:p>
          </table:table-cell>
          <table:table-cell table:formula="of:=MOD([.C10];[$'Dec-Bin'.$C$4])" office:value-type="float" office:value="0" calcext:value-type="float">
            <text:p>0</text:p>
          </table:table-cell>
        </table:table-row>
      </table:table>
      <table:table table:name="Dec-2-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nversion décimal vers base 2-9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Valeur décimale :</text:p>
          </table:table-cell>
          <table:table-cell table:style-name="ce9"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Base :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Valeur binaire :</text:p>
          </table:table-cell>
          <table:table-cell table:style-name="ce3" table:formula="of:=IF(AND([.C3]&gt;=0;[.C3]&lt;256;[.C4]&gt;=2;[.C4]&lt;=9);COM.MICROSOFT.CONCAT([$'Conv2-9'.D11];[$'Conv2-9'.D10];[$'Conv2-9'.D9];[$'Conv2-9'.D8];[$'Conv2-9'.D7];[$'Conv2-9'.D6];[$'Conv2-9'.D5];[$'Conv2-9'.D4]);&quot;-&quot;)" office:value-type="string" office:string-value="00000504" calcext:value-type="string">
            <text:p>00000504</text:p>
          </table:table-cell>
        </table:table-row>
        <calcext:conditional-formats>
          <calcext:conditional-format calcext:target-range-address="'Dec-2-9'.C3:'Dec-2-9'.C3">
            <calcext:condition calcext:apply-style-name="Mauvaise valeur" calcext:value="&gt;255" calcext:base-cell-address="'Conv2-9'.C3"/>
            <calcext:condition calcext:apply-style-name="Mauvaise valeur" calcext:value="&lt;0" calcext:base-cell-address="'Conv2-9'.C3"/>
          </calcext:conditional-format>
          <calcext:conditional-format calcext:target-range-address="'Dec-2-9'.C4:'Dec-2-9'.C4">
            <calcext:condition calcext:apply-style-name="Mauvaise valeur" calcext:value="&lt;2" calcext:base-cell-address="'Dec-2-9&amp;16'.C4"/>
            <calcext:condition calcext:apply-style-name="Mauvaise valeur" calcext:value="&gt;9" calcext:base-cell-address="'Dec-2-9&amp;16'.C4"/>
          </calcext:conditional-format>
        </calcext:conditional-formats>
      </table:table>
      <table:table table:name="Conv2-9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lgorithme de conversion Decimal-Binair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Valeur décimale</text:p>
          </table:table-cell>
          <table:table-cell table:style-name="ce4" office:value-type="string" calcext:value-type="string">
            <text:p>Reste</text:p>
          </table:table-cell>
        </table:table-row>
        <table:table-row table:style-name="ro1">
          <table:table-cell table:number-columns-repeated="2"/>
          <table:table-cell table:formula="of:=QUOTIENT([$'Dec-2-9'.C3];[$'Dec-2-9'.$C$4])" office:value-type="float" office:value="35" calcext:value-type="float">
            <text:p>35</text:p>
          </table:table-cell>
          <table:table-cell table:formula="of:=MOD([$'Dec-2-9'.C3];[$'Dec-2-9'.$C$4]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QUOTIENT([.C4];[$'Dec-2-9'.$C$4])" office:value-type="float" office:value="5" calcext:value-type="float">
            <text:p>5</text:p>
          </table:table-cell>
          <table:table-cell table:formula="of:=MOD([.C4];[$'Dec-2-9'.$C$4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QUOTIENT([.C5];[$'Dec-2-9'.$C$4])" office:value-type="float" office:value="0" calcext:value-type="float">
            <text:p>0</text:p>
          </table:table-cell>
          <table:table-cell table:formula="of:=MOD([.C5];[$'Dec-2-9'.$C$4])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formula="of:=QUOTIENT([.C6];[$'Dec-2-9'.$C$4])" office:value-type="float" office:value="0" calcext:value-type="float">
            <text:p>0</text:p>
          </table:table-cell>
          <table:table-cell table:formula="of:=MOD([.C6];[$'Dec-2-9'.$C$4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QUOTIENT([.C7];[$'Dec-2-9'.$C$4])" office:value-type="float" office:value="0" calcext:value-type="float">
            <text:p>0</text:p>
          </table:table-cell>
          <table:table-cell table:formula="of:=MOD([.C7];[$'Dec-2-9'.$C$4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QUOTIENT([.C8];[$'Dec-2-9'.$C$4])" office:value-type="float" office:value="0" calcext:value-type="float">
            <text:p>0</text:p>
          </table:table-cell>
          <table:table-cell table:formula="of:=MOD([.C8];[$'Dec-2-9'.$C$4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QUOTIENT([.C9];[$'Dec-2-9'.$C$4])" office:value-type="float" office:value="0" calcext:value-type="float">
            <text:p>0</text:p>
          </table:table-cell>
          <table:table-cell table:formula="of:=MOD([.C9];[$'Dec-2-9'.$C$4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QUOTIENT([.C10];[$'Dec-2-9'.$C$4])" office:value-type="float" office:value="0" calcext:value-type="float">
            <text:p>0</text:p>
          </table:table-cell>
          <table:table-cell table:formula="of:=MOD([.C10];[$'Dec-2-9'.$C$4])" office:value-type="float" office:value="0" calcext:value-type="float">
            <text:p>0</text:p>
          </table:table-cell>
        </table:table-row>
      </table:table>
      <table:table table:name="Dec-2-9&amp;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nversion décimal vers base 2-9&amp;16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Valeur décimale :</text:p>
          </table:table-cell>
          <table:table-cell table:style-name="ce11"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string" calcext:value-type="string">
            <text:p>Base :</text:p>
          </table:table-cell>
          <table:table-cell table:style-name="ce12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Valeur binaire :</text:p>
          </table:table-cell>
          <table:table-cell table:style-name="ce3" table:formula="of:=IF(OR(AND([.C3]&gt;=0;[.C3]&lt;256;[.C4]&gt;=2;[.C4]&lt;=9);[.C4]=16);IF([.C4]=16;COM.MICROSOFT.CONCAT([$'Conv2-9&amp;16'.E5];[$'Conv2-9&amp;16'.E4]);COM.MICROSOFT.CONCAT([$'Conv2-9&amp;16'.D11];[$'Conv2-9&amp;16'.D10];[$'Conv2-9&amp;16'.D9];[$'Conv2-9&amp;16'.D8];[$'Conv2-9&amp;16'.D7];[$'Conv2-9&amp;16'.D6];[$'Conv2-9&amp;16'.D5];[$'Conv2-9&amp;16'.D4]));&quot;-&quot;)" office:value-type="string" office:string-value="F4" calcext:value-type="string">
            <text:p>F4</text:p>
          </table:table-cell>
        </table:table-row>
        <calcext:conditional-formats>
          <calcext:conditional-format calcext:target-range-address="'Dec-2-9&amp;16'.C3:'Dec-2-9&amp;16'.C3">
            <calcext:condition calcext:apply-style-name="Mauvaise valeur" calcext:value="&gt;255" calcext:base-cell-address="Conv2.C3"/>
            <calcext:condition calcext:apply-style-name="Mauvaise valeur" calcext:value="&lt;0" calcext:base-cell-address="Conv2.C3"/>
          </calcext:conditional-format>
          <calcext:conditional-format calcext:target-range-address="'Dec-2-9&amp;16'.C4:'Dec-2-9&amp;16'.C4">
            <calcext:condition calcext:apply-style-name="Default" calcext:value="=16" calcext:base-cell-address="'Dec-2-9&amp;16'.C4"/>
            <calcext:condition calcext:apply-style-name="Mauvaise valeur" calcext:value="&lt;2" calcext:base-cell-address="'Dec-2-9&amp;16'.C4"/>
            <calcext:condition calcext:apply-style-name="Mauvaise valeur" calcext:value="&gt;9" calcext:base-cell-address="'Dec-2-9&amp;16'.C4"/>
          </calcext:conditional-format>
        </calcext:conditional-formats>
      </table:table>
      <table:table table:name="Conv2-9&amp;16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lgorithme de conversion Decimal-Binair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Valeur décimale</text:p>
          </table:table-cell>
          <table:table-cell table:style-name="ce4" office:value-type="string" calcext:value-type="string">
            <text:p>Reste</text:p>
          </table:table-cell>
          <table:table-cell/>
        </table:table-row>
        <table:table-row table:style-name="ro1">
          <table:table-cell table:number-columns-repeated="2"/>
          <table:table-cell table:formula="of:=QUOTIENT([$'Dec-2-9&amp;16'.C3];[$'Dec-2-9&amp;16'.$C$4])" office:value-type="float" office:value="15" calcext:value-type="float">
            <text:p>15</text:p>
          </table:table-cell>
          <table:table-cell table:formula="of:=MOD([$'Dec-2-9&amp;16'.C3];[$'Dec-2-9&amp;16'.C4])" office:value-type="float" office:value="4" calcext:value-type="float">
            <text:p>4</text:p>
          </table:table-cell>
          <table:table-cell table:formula="of:=COM.MICROSOFT.SWITCH([.D4];10;&quot;A&quot;;11;&quot;B&quot;;12;&quot;C&quot;;13;&quot;D&quot;;14;&quot;E&quot;;15;&quot;F&quot;;[.D4]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QUOTIENT([.C4];[$'Dec-2-9&amp;16'.$C$4])" office:value-type="float" office:value="0" calcext:value-type="float">
            <text:p>0</text:p>
          </table:table-cell>
          <table:table-cell table:formula="of:=MOD([.C4];[$'Dec-2-9&amp;16'.$C$4])" office:value-type="float" office:value="15" calcext:value-type="float">
            <text:p>15</text:p>
          </table:table-cell>
          <table:table-cell table:formula="of:=COM.MICROSOFT.SWITCH([.D5];10;&quot;A&quot;;11;&quot;B&quot;;12;&quot;C&quot;;13;&quot;D&quot;;14;&quot;E&quot;;15;&quot;F&quot;;[.D5])" office:value-type="string" office:string-value="F" calcext:value-type="string">
            <text:p>F</text:p>
          </table:table-cell>
        </table:table-row>
        <table:table-row table:style-name="ro1">
          <table:table-cell table:number-columns-repeated="2"/>
          <table:table-cell table:formula="of:=QUOTIENT([.C5];[$'Dec-2-9&amp;16'.$C$4])" office:value-type="float" office:value="0" calcext:value-type="float">
            <text:p>0</text:p>
          </table:table-cell>
          <table:table-cell table:formula="of:=MOD([.C5];[$'Dec-2-9&amp;16'.$C$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QUOTIENT([.C6];[$'Dec-2-9&amp;16'.$C$4])" office:value-type="float" office:value="0" calcext:value-type="float">
            <text:p>0</text:p>
          </table:table-cell>
          <table:table-cell table:formula="of:=MOD([.C6];[$'Dec-2-9&amp;16'.$C$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QUOTIENT([.C7];[$'Dec-2-9&amp;16'.$C$4])" office:value-type="float" office:value="0" calcext:value-type="float">
            <text:p>0</text:p>
          </table:table-cell>
          <table:table-cell table:formula="of:=MOD([.C7];[$'Dec-2-9&amp;16'.$C$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QUOTIENT([.C8];[$'Dec-2-9&amp;16'.$C$4])" office:value-type="float" office:value="0" calcext:value-type="float">
            <text:p>0</text:p>
          </table:table-cell>
          <table:table-cell table:formula="of:=MOD([.C8];[$'Dec-2-9&amp;16'.$C$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QUOTIENT([.C9];[$'Dec-2-9&amp;16'.$C$4])" office:value-type="float" office:value="0" calcext:value-type="float">
            <text:p>0</text:p>
          </table:table-cell>
          <table:table-cell table:formula="of:=MOD([.C9];[$'Dec-2-9&amp;16'.$C$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QUOTIENT([.C10];[$'Dec-2-9&amp;16'.$C$4])" office:value-type="float" office:value="0" calcext:value-type="float">
            <text:p>0</text:p>
          </table:table-cell>
          <table:table-cell table:formula="of:=MOD([.C10];[$'Dec-2-9&amp;16'.$C$4]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auvaise_20_valeur" style:display-name="Mauvaise valeur" style:family="table-cell" style:parent-style-name="Default">
      <style:table-cell-properties fo:background-color="#000000"/>
      <style:text-properties fo:color="#ff0000"/>
    </style:style>
    <style:style style:name="ROUGE" style:family="table-cell" style:parent-style-name="Error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 style:data-style-name="N2" text:time-value="10:49:14.6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3T14:26:49.939000000</meta:creation-date>
    <dc:date>2020-09-29T11:19:15.416000000</dc:date>
    <meta:editing-duration>PT21M7S</meta:editing-duration>
    <meta:editing-cycles>4</meta:editing-cycles>
    <meta:generator>LibreOffice/7.0.0.3$Windows_X86_64 LibreOffice_project/8061b3e9204bef6b321a21033174034a5e2ea88e</meta:generator>
    <meta:document-statistic meta:table-count="6" meta:cell-count="80" meta:object-count="0"/>
  </office:meta>
</office:document-meta>
</file>